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95cm" fo:min-width="2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6cm" draw:shadow="visible" draw:shadow-offset-x="0.1cm" draw:shadow-offset-y="0.1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8cm" draw:shadow="visible" draw:shadow-offset-x="0.1cm" draw:shadow-offset-y="0.1cm" draw:shadow-opacity="70%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5cm" draw:shadow="visible" draw:shadow-offset-x="0.1cm" draw:shadow-offset-y="0.1cm" draw:shadow-opacity="70%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8.8cm" draw:shadow="visible" draw:shadow-offset-x="0.1cm" draw:shadow-offset-y="0.1cm" draw:shadow-opacity="70%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7.3cm" draw:shadow="visible" draw:shadow-offset-x="0.1cm" draw:shadow-offset-y="0.1cm" draw:shadow-opacity="70%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7.1cm" draw:shadow="visible" draw:shadow-offset-x="0.1cm" draw:shadow-offset-y="0.1cm" draw:shadow-opacity="7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Source Sans Pro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cm" svg:height="15.2cm" svg:x="2.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1cm" svg:height="1.7cm" svg:x="13.2cm" svg:y="2cm">
          <text:p text:style-name="P2"><text:span text:style-name="T1">Wr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3cm" svg:height="1.7cm" svg:x="2.7cm" svg:y="6.55cm">
          <text:p text:style-name="P2"><text:span text:style-name="T1">PrintWr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6cm" svg:height="1.7cm" svg:x="9cm" svg:y="6.55cm">
          <text:p text:style-name="P2"><text:span text:style-name="T1">StringWrit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3cm" svg:height="1.7cm" svg:x="11.6cm" svg:y="10.5cm">
          <text:p text:style-name="P2"><text:span text:style-name="T1">OutputStreamWrit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7.8cm" svg:height="1.7cm" svg:x="18.3cm" svg:y="6.55cm">
          <text:p text:style-name="P2"><text:span text:style-name="T1">BufferedWrit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6cm" svg:height="1.7cm" svg:x="12.45cm" svg:y="14.5cm">
          <text:p text:style-name="P2"><text:span text:style-name="T1">FileWrite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5.35cm" svg:y1="6.55cm" svg:x2="16.25cm" svg:y2="3.7cm" draw:start-shape="id1" draw:start-glue-point="0" draw:end-shape="id2" draw:end-glue-point="2" svg:d="M5350 6550v-1375h10900v-1475" svg:viewBox="0 0 10901 2851">
          <text:p/>
        </draw:connector>
        <draw:connector draw:style-name="gr8" draw:text-style-name="P4" draw:layer="layout" svg:x1="12cm" svg:y1="6.55cm" svg:x2="16.25cm" svg:y2="3.7cm" draw:start-shape="id3" draw:start-glue-point="0" draw:end-shape="id2" draw:end-glue-point="2" svg:d="M12000 6550v-1375h4250v-1475" svg:viewBox="0 0 4251 2851">
          <text:p/>
        </draw:connector>
        <draw:connector draw:style-name="gr8" draw:text-style-name="P4" draw:layer="layout" svg:x1="16.275cm" svg:y1="10.5cm" svg:x2="16.25cm" svg:y2="3.7cm" draw:end-shape="id2" draw:end-glue-point="2" svg:d="M16275 10500v-3099h-25v-3701" svg:viewBox="0 0 26 6801">
          <text:p/>
        </draw:connector>
        <draw:connector draw:style-name="gr8" draw:text-style-name="P4" draw:layer="layout" svg:x1="22.2cm" svg:y1="6.55cm" svg:x2="16.25cm" svg:y2="3.7cm" draw:start-shape="id4" draw:start-glue-point="0" draw:end-shape="id2" draw:end-glue-point="2" svg:d="M22200 6550v-1375h-5950v-1475" svg:viewBox="0 0 5951 2851">
          <text:p/>
        </draw:connector>
        <draw:connector draw:style-name="gr8" draw:text-style-name="P4" draw:layer="layout" svg:x1="16.25cm" svg:y1="14.5cm" svg:x2="16.25cm" svg:y2="12.2cm" svg:d="M16250 14500v-2300" svg:viewBox="0 0 1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0:25:03.657779312</meta:creation-date>
    <dc:date>2016-07-22T18:48:12.967232436</dc:date>
    <meta:editing-duration>PT6H53M1S</meta:editing-duration>
    <meta:editing-cycles>6</meta:editing-cycles>
    <meta:generator>LibreOffice/5.0.6.3$Linux_X86_64 LibreOffice_project/00m0$Build-3</meta:generator>
    <meta:document-statistic meta:object-count="12"/>
  </office:meta>
</office:document-meta>
</file>